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 <text:s text:c="2"/>2.Halbjahr 18/19<text:tab/>Akg</text:p>
      <text:p text:style-name="P1"/>
      <text:p text:style-name="P1">Junus</text:p>
      <text:p text:style-name="P1">Im Fach Mathematik hast du die Themen Winkel, Bruchrechnung, Zuordnungen und Prozentrechnung behandelt. Hier hast du oft großen Ehrgeiz beim Lösen der Aufgaben gezeigt. Das finden wir prima. Wenn es dir aber nicht gelang die Aufgaben schnell zu lösen, warst du schnell frustriert und ab und zu hatten wir den Eindruck, dass du auch unehrlich warst. Es ist keine Schande, wenn man etwas nicht weiß. </text:p>
      <text:p text:style-name="P1"/>
      <text:p text:style-name="P1">Mohamed Almesreb</text:p>
      <text:p text:style-name="P1">Im Fach Mathematik hast du die Themen Winkel, Bruchrechnung, Zuordnungen und Prozentrechnung behandelt. Hierbei hast du oft wichtige mündliche Beiträge geliefert. Das finden wir prima. Leider warst du aber auch manchmal unaufmerksam oder albern. Dies hat dich zwar nicht davon abgehalten gute Leistungen zu erbringen. Trotzdem glauben wir, dass du deine Arbeitsergebnisse noch weiter verbessern kannst, wenn du dich besser konzentrierst.</text:p>
      <text:p text:style-name="P1"/>
      <text:p text:style-name="P1">Alea</text:p>
      <text:p text:style-name="P1">Im Fach Mathematik hast du die Themen Winkel, Bruchrechnung, Zuordnungen und Prozentrechnung behandelt. Hierbei hast du besonders mündlich gezeigt, wie konzentriert und ausdauernd du dich auf neue und schwere Aufgabenstellungen einlassen kannst. Darauf kommt es an. Mach weiter so. Wir sind stolz auf dich.</text:p>
      <text:p text:style-name="P1"/>
      <text:p text:style-name="P1">Mohamad Asdo</text:p>
      <text:p text:style-name="P1">Im Fach Mathematik hast du die Themen Winkel, Bruchrechnung, Zuordnungen und Prozentrechnung behandelt. Hierbei hast du durchgehend ausgezeichnete Leistungen gezeigt. Sowohl durch deine Klassenarbeiten, als auch durch mündliche Beiträge. Du hast große Lust am Lösen von Rätseln, was du auch sehr gut kannst. Mach weiter so. Wir sind stolz auf dich.</text:p>
      <text:p text:style-name="P1"/>
      <text:p text:style-name="P1">David</text:p>
      <text:p text:style-name="P1">Im Fach Mathematik hast du die Themen Winkel, Bruchrechnung, Zuordnungen und Prozentrechnung behandelt. Manchmal wurdest du dabei zielgleich unterrichtet. Am Anfang der Stunden warst du oft interessiert und hast versucht die Aufgaben zu schaffen. Später fiel es dir dann zunehmend schwerer die Aufgaben zu lösen. Vertraue deinen Fähigkeiten. Wir wissen das du noch länger durchhalten kannst.</text:p>
      <text:p text:style-name="P1"/>
      <text:p text:style-name="P1">Mohamad <text:span text:style-name="T1">Dahman</text:span></text:p>
      <text:p text:style-name="P1"><text:span text:style-name="T1">Im Fach Mathematik hast du die Themen Winkel, Bruchrechnung, Zuordnungen und Prozentrechnung behandelt. Hierbei warst du oft bemüht mündliche Beiträge zu liefern. Das finden wir prima. Leider merkte man aber, auch durch deine schriftlichen Leistungen, dass du noch grundsätzliche Schwierigkeiten hast mathematische Zusammenhänge zu erfassen und Aufgaben zu lösen. Hieran müssen wir arbeiten.</text:span></text:p>
      <text:p text:style-name="P1"><text:span text:style-name="T1"/></text:p>
      <text:p text:style-name="P1"><text:span text:style-name="T1">Zara</text:span></text:p>
      <text:p text:style-name="P1"><text:span text:style-name="T1">Im Fach Mathematik hast du die Themen Winkel, Bruchrechnung, Zuordnungen und Prozentrechnung behandelt. Manchmal wurdest du dabei zielgleich unterrichtet. Am Anfang der Stunden warst du oft interessiert und hast versucht die Aufgaben zu schaffen. Leider passierte es oft, dass du zu schnell aufgeben wolltest, wenn du eine Aufgabe nicht sofort verstanden hast. Dass du auch schwere Aufgaben lösen kannst, wenn du nur ausdauernd weiterarbeitest, konntest du einige Male zeigen. Das finden wir toll! Vertraue deinen Fähigkeiten. </text:span></text:p>
      <text:p text:style-name="P1"><text:span text:style-name="T1"/></text:p>
      <text:p text:style-name="P1"><text:span text:style-name="T1"/></text:p>
      <text:p text:style-name="P1"><text:span text:style-name="T1"/></text:p>
      <text:p text:style-name="P1"><text:soft-page-break/><text:span text:style-name="T1">Bislan</text:span></text:p>
      <text:p text:style-name="P1"><text:span text:style-name="T1">Im Fach Mathematik hast du die Themen Winkel, Bruchrechnung, Zuordnungen und Prozentrechnung behandelt. Hierbei warst du beim Anfertigen schriftlicher Aufgaben stets bemüht die Aufgaben zu lösen. Leider hast du nur sehr selten mündliche Beiträge geliefert und auch nicht nachgefragt, wenn du etwas nicht verstanden hast. Das finden wir schade. Denke daran: Auch eine Frage ist ein mündlicher Beitrag.</text:span></text:p>
      <text:p text:style-name="P1"><text:span text:style-name="T1"/></text:p>
      <text:p text:style-name="P1"><text:span text:style-name="T1">Medine</text:span></text:p>
      <text:p text:style-name="P1"><text:span text:style-name="T1">Im Fach Mathematik hast du die Themen Winkel, Bruchrechnung, Zuordnungen und Prozentrechnung behandelt. Hierbei wurden deine mündlichen Beiträge im Laufe des Schuljahres seltener. Mit deinen Klassenarbeiten konntest du dann aber zeigen, was du kannst. Versuche dich öfter zu melden. Und denke daran: Auch Fragen können gute mündliche Beiträge sein.</text:span></text:p>
      <text:p text:style-name="P1"><text:span text:style-name="T1"/></text:p>
      <text:p text:style-name="P1"><text:span text:style-name="T1">Zoe</text:span></text:p>
      <text:p text:style-name="P1"><text:span text:style-name="T1">Im Fach Mathematik hast du die Themen Winkel, Bruchrechnung, Zuordnungen und Prozentrechnung behandelt. Hierbei hast du durchgehend ausgezeichnete Leistungen gezeigt. Du hast große Lust am Lösen von Rätseln, was du sehr ausdauernd und zielstrebig machst. Das finden wir toll, denn darauf kommt es in der Mathematik an. Mach weiter so. Wir sind stolz auf dich.</text:span></text:p>
      <text:p text:style-name="P1"><text:span text:style-name="T1"/></text:p>
      <text:p text:style-name="P1"><text:span text:style-name="T1">Justin</text:span></text:p>
      <text:p text:style-name="P1"><text:span text:style-name="T1">Im Fach Mathematik hast du die Themen Winkel, Bruchrechnung, Zuordnungen und Prozentrechnung behandelt. Hierbei hast du dir zum Ende des Schuljahres immer öfter zugetraut, zielgleiche Aufgaben zu bearbeiten. Dann hast du dich oft ausdauernd den, teils schweren, Aufgaben gewidmet. Manchmal hast du dich dabei mit deinen Mitschülern beraten und sogar gemeinsam mit ihnen gearbeitet. Das finden wir prima! Trotzdem kam es ab und zu noch vor, dass es nur schwer gelang, dich dazu zu bringen mitzuarbeiten, wenn du einen schlechten Tag hattest. Denke daran: Mitarbeit ist wichtig, auch wenn man mal keine Lust hat. </text:span></text:p>
      <text:p text:style-name="P1"><text:span text:style-name="T1"/></text:p>
      <text:p text:style-name="P1"><text:span text:style-name="T1">Büsra</text:span></text:p>
      <text:p text:style-name="P1"><text:span text:style-name="T1">Im Fach Mathematik hast du die Themen Winkel, Bruchrechnung, Zuordnungen und Prozentrechnung behandelt. Hierbei hat man gesehen, dass du gute mündliche Beiträge liefern kannst und dass du beim Anfertigen deiner schriftlichen Aufgaben gewissenhaft und ausdauernd sein kannst. Leider warst du bei den Klassenarbeiten nicht erfolgreich. Denke daran: Auf Klassenarbeiten muss man sich immer ausreichend vorbereiten. Fange früh genug an hierfür zu üben.</text:span></text:p>
      <text:p text:style-name="P1"><text:span text:style-name="T1"/></text:p>
      <text:p text:style-name="P1"><text:span text:style-name="T1">Berfin</text:span></text:p>
      <text:p text:style-name="P1"><text:span text:style-name="T1">Im Fach Mathematik hast du die Themen Winkel, Bruchrechnung, Zuordnungen und Prozentrechnung behandelt. Hierbei haben sich deine Leistungen während des Schuljahres kontinuierlich gesteigert. Man hat sowohl bei deinen mündlichen als auch bei deinen schriftlichen Leistungen gemerkt, dass du bereit bist zu lernen und dich anzustrengen, um deine Leistungen zu verbessern. Dies hast du geschafft und uns damit sehr beeindruckt. Mache weiter so!</text:span></text:p>
      <text:p text:style-name="P1"><text:span text:style-name="T1"/></text:p>
      <text:p text:style-name="P1"><text:span text:style-name="T1">Saned</text:span></text:p>
      <text:p text:style-name="P1"><text:span text:style-name="T1">Im Fach Mathematik hast du die Themen Winkel, Bruchrechnung, Zuordnungen und Prozentrechnung behandelt. Hierbei wirktest du im Unterricht oft unkonzentriert und abwesend. Auch deine mündlichen Leistungen wurden im Laufe des Schuljahres seltener. Dass du mathematische Zusammenhänge verstehen und selbst schwere Aufgaben lösen kannst, hast du uns im letzten Jahr bewiesen. Wir erwarten von dir Aufmerksamkeit und Fleiß im Unterricht.</text:span></text:p>
      <text:p text:style-name="P1"><text:span text:style-name="T1"/></text:p>
      <text:p text:style-name="P1"><text:span text:style-name="T1"/></text:p>
      <text:p text:style-name="P1"><text:span text:style-name="T1"/></text:p>
      <text:p text:style-name="P1"><text:soft-page-break/><text:span text:style-name="T1">Kiwan</text:span></text:p>
      <text:p text:style-name="P1"><text:span text:style-name="T1">Im Fach Mathematik hast du die Themen Winkel, Bruchrechnung, Zuordnungen und Prozentrechnung behandelt. Hierbei warst du oft bemüht mündliche Beiträge zu leisten, was wir gut finden. Leider warst du bei den Klassenarbeiten nicht sehr erfolgreich. Für Klassenarbeiten musst du dich in Zukunft gewissenhafter vorbereiten.</text:span></text:p>
      <text:p text:style-name="P1"><text:span text:style-name="T1"/></text:p>
      <text:p text:style-name="P1"><text:span text:style-name="T1">Oskar</text:span></text:p>
      <text:p text:style-name="P1"><text:span text:style-name="T1">Im Fach Mathematik hast du die Themen Winkel, Bruchrechnung, Zuordnungen und Prozentrechnung behandelt. Hierbei hast du immer wieder sehr gute Leistungen gezeigt. Deine mündlichen Beiträge zeugten von einer hohen mathematischen Auffassungsgabe und oft hattest du kreative Lösungen für schwere Aufgaben. Das finden wir beeindruckend. Mach weiter so!</text:span></text:p>
      <text:p text:style-name="P1"><text:span text:style-name="T1"/></text:p>
      <text:p text:style-name="P1"><text:span text:style-name="T1">Diarra</text:span></text:p>
      <text:p text:style-name="P1"><text:span text:style-name="T1">Im Fach Mathematik hast du die Themen Winkel, Bruchrechnung, Zuordnungen und Prozentrechnung behandelt. Hierbei gelang es dir manchmal mitzuarbeiten, wenn du einen guten Tag hattest. Oft kamst du allerdings verspätet oder verließt den Unterricht verspätet. Um den Lernstoff folgen zu können, musst du unbedingt regelmäßiger am Unterricht teilnehmen. Denke daran: Streitigkeiten können nicht während der Unterrichtszeit geklärt werden. Wir erwarten von dir, dass du dich zur Unterrichtszeit auch wirklich auf den Unterricht konzentrierst.</text:span></text:p>
      <text:p text:style-name="P1"><text:span text:style-name="T1"/></text:p>
      <text:p text:style-name="P1"><text:span text:style-name="T1">Raphael</text:span></text:p>
      <text:p text:style-name="P1"><text:span text:style-name="T1">Im Fach Mathematik hast du die Themen Winkel, Bruchrechnung, Zuordnungen und Prozentrechnung behandelt. Hierbei warst du manchmal bemüht mündliche Beiträge zu liefern. Deine schriftlichen Ausarbeitungen fertigtest du dabei gewissenhaft an. Aber oft wirktest du im Unterricht auch unkonzentriert und abwesend. Zu oft musste man dir den Arbeitsauftrag noch einmal erklären, weil du zuvor nicht aufgepasst hast. Wir erwarten von dir, dass sich dies in Zukunft bessert. </text:span></text:p>
      <text:p text:style-name="P1"><text:span text:style-name="T1"/></text:p>
      <text:p text:style-name="P1"><text:span text:style-name="T1">Emre</text:span></text:p>
      <text:p text:style-name="P1"><text:span text:style-name="T1">Im Fach Mathematik hast du die Themen Winkel, Bruchrechnung, Zuordnungen und Prozentrechnung behandelt. Hierbei hast du meistens an deinen eigenen Aufgaben zieldifferent gearbeitet. Du hast Disziplin, Ausdauer und auch Selbstständigkeit gezeigt. Das finden wir prima! Und auch an schwere Aufgaben hast du dich herangetraut und konntest mit Hilfe manchmal auch diese lösen. Darauf kannst du stolz sein. Wir jedenfalls sind stolz auf dich!</text:span></text:p>
      <text:p text:style-name="P1"><text:span text:style-name="T1"/></text:p>
      <text:p text:style-name="P1"><text:span text:style-name="T1">Bashir</text:span></text:p>
      <text:p text:style-name="P1"><text:span text:style-name="T1">Im Fach Mathematik hast du die Themen Winkel, Bruchrechnung, Zuordnungen und Prozentrechnung behandelt. Hier wurden deine mündlichen Beiträge leider im Laufe des Schuljahres seltener. Man merkte, dass dich andere Dinge als Unterrichtsthemen auch zur Schulzeit beschäftigten. Du warst trotzdem stets diszipliniert und auch fleißig. Das finden wir sehr gut. <text:s/></text:span></text:p>
      <text:p text:style-name="P1"><text:span text:style-name="T1"/></text:p>
      <text:p text:style-name="P1"><text:span text:style-name="T1">Berrin</text:span></text:p>
      <text:p text:style-name="P1"><text:span text:style-name="T1">Im Fach Mathematik hast du die Themen Winkel, Bruchrechnung, Zuordnungen und Prozentrechnung behandelt. Hierbei hast du stets Fleiß, Disziplin, Ausdauer und Sorgfalt gezeigt, was wir sehr gut finden. Deine mündlichen Beiträge brachten den Unterricht oft weiter. Leider warst du bei den Klassenarbeiten nicht so erfolgreich wie im Unterricht. Fange früh genug an für Klassenarbeiten zu lernen. Dann wirst du erfolgreicher sein.</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7T13:41:08</meta:creation-date>
    <meta:editing-duration>PT1H52M2S</meta:editing-duration>
    <meta:editing-cycles>10</meta:editing-cycles>
    <meta:generator>OpenOffice/4.1.6$Win32 OpenOffice.org_project/416m1$Build-9790</meta:generator>
    <dc:date>2019-06-17T16:09:23.13</dc:date>
    <meta:document-statistic meta:table-count="0" meta:image-count="0" meta:object-count="0" meta:page-count="3" meta:paragraph-count="43" meta:word-count="1276" meta:character-count="8888"/>
  </office:meta>
</office:document-meta>
</file>